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4.2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TRUE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4" table:default-cell-style-name="ce3"/>
        <table:table-row table:style-name="ro1" table:number-rows-repeated="4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Participant Name:</text:p>
          </table:table-cell>
          <table:covered-table-cell table:number-columns-repeated="2" table:style-name="ce1"/>
          <table:covered-table-cell/>
          <table:table-cell table:style-name="ce7" office:value-type="string" calcext:value-type="string" table:number-columns-spanned="2" table:number-rows-spanned="1">
            <text:p>Ollie</text:p>
          </table:table-cell>
          <table:covered-table-cell table:style-name="Default"/>
        </table:table-row>
        <table:table-row table:style-name="ro1">
          <table:table-cell/>
          <table:table-cell table:style-name="ce2" office:value-type="string" calcext:value-type="string">
            <text:p>Match Number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Winner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core Gain Per Second</text:p>
          </table:table-cell>
        </table:table-row>
        <table:table-row table:style-name="ro3"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5615" calcext:value-type="float">
            <text:p>5615</text:p>
          </table:table-cell>
          <table:table-cell table:style-name="ce3" office:value-type="float" office:value="60" calcext:value-type="float">
            <text:p>60</text:p>
          </table:table-cell>
          <table:table-cell table:formula="of:=SUM([.E7]/[.F7])" office:value-type="float" office:value="93.5833333333333" calcext:value-type="float">
            <text:p>93.5833333333333</text:p>
          </table:table-cell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5263" calcext:value-type="float">
            <text:p>5263</text:p>
          </table:table-cell>
          <table:table-cell table:style-name="ce3" office:value-type="float" office:value="65" calcext:value-type="float">
            <text:p>65</text:p>
          </table:table-cell>
          <table:table-cell table:formula="of:=SUM([.E8]/[.F8])" office:value-type="float" office:value="80.9692307692308" calcext:value-type="float">
            <text:p>80.9692307692308</text:p>
          </table:table-cell>
        </table:table-row>
        <table:table-row table:style-name="ro3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4402" calcext:value-type="float">
            <text:p>4402</text:p>
          </table:table-cell>
          <table:table-cell table:style-name="ce3" office:value-type="float" office:value="73" calcext:value-type="float">
            <text:p>73</text:p>
          </table:table-cell>
          <table:table-cell table:formula="of:=SUM([.E9]/[.F9])" office:value-type="float" office:value="60.3013698630137" calcext:value-type="float">
            <text:p>60.3013698630137</text:p>
          </table:table-cell>
        </table:table-row>
        <table:table-row table:style-name="ro3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8935" calcext:value-type="float">
            <text:p>8935</text:p>
          </table:table-cell>
          <table:table-cell table:style-name="ce3" office:value-type="float" office:value="128" calcext:value-type="float">
            <text:p>128</text:p>
          </table:table-cell>
          <table:table-cell table:formula="of:=SUM([.E10]/[.F10])" office:value-type="float" office:value="69.8046875" calcext:value-type="float">
            <text:p>69.8046875</text:p>
          </table:table-cell>
        </table:table-row>
        <table:table-row table:style-name="ro3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4846" calcext:value-type="float">
            <text:p>4846</text:p>
          </table:table-cell>
          <table:table-cell table:style-name="ce3" office:value-type="float" office:value="76" calcext:value-type="float">
            <text:p>76</text:p>
          </table:table-cell>
          <table:table-cell table:formula="of:=SUM([.E11]/[.F11])" office:value-type="float" office:value="63.7631578947368" calcext:value-type="float">
            <text:p>63.7631578947368</text:p>
          </table:table-cell>
        </table:table-row>
        <table:table-row table:style-name="ro3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5790" calcext:value-type="float">
            <text:p>5790</text:p>
          </table:table-cell>
          <table:table-cell table:style-name="ce3" office:value-type="float" office:value="77" calcext:value-type="float">
            <text:p>77</text:p>
          </table:table-cell>
          <table:table-cell table:formula="of:=SUM([.E12]/[.F12])" office:value-type="float" office:value="75.1948051948052" calcext:value-type="float">
            <text:p>75.1948051948052</text:p>
          </table:table-cell>
        </table:table-row>
        <table:table-row table:style-name="ro3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3912" calcext:value-type="float">
            <text:p>3912</text:p>
          </table:table-cell>
          <table:table-cell table:style-name="ce3" office:value-type="float" office:value="80" calcext:value-type="float">
            <text:p>80</text:p>
          </table:table-cell>
          <table:table-cell table:formula="of:=SUM([.E13]/[.F13])" office:value-type="float" office:value="48.9" calcext:value-type="float">
            <text:p>48.9</text:p>
          </table:table-cell>
        </table:table-row>
        <table:table-row table:style-name="ro3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3927" calcext:value-type="float">
            <text:p>3927</text:p>
          </table:table-cell>
          <table:table-cell table:style-name="ce3" office:value-type="float" office:value="77" calcext:value-type="float">
            <text:p>77</text:p>
          </table:table-cell>
          <table:table-cell table:formula="of:=SUM([.E14]/[.F14])" office:value-type="float" office:value="51" calcext:value-type="float">
            <text:p>51</text:p>
          </table:table-cell>
        </table:table-row>
        <table:table-row table:style-name="ro3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4437" calcext:value-type="float">
            <text:p>4437</text:p>
          </table:table-cell>
          <table:table-cell table:style-name="ce3" office:value-type="float" office:value="50" calcext:value-type="float">
            <text:p>50</text:p>
          </table:table-cell>
          <table:table-cell table:formula="of:=SUM([.E15]/[.F15])" office:value-type="float" office:value="88.74" calcext:value-type="float">
            <text:p>88.74</text:p>
          </table:table-cell>
        </table:table-row>
        <table:table-row table:style-name="ro3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5558" calcext:value-type="float">
            <text:p>5558</text:p>
          </table:table-cell>
          <table:table-cell table:style-name="ce3" office:value-type="float" office:value="74" calcext:value-type="float">
            <text:p>74</text:p>
          </table:table-cell>
          <table:table-cell table:formula="of:=SUM([.E16]/[.F16])" office:value-type="float" office:value="75.1081081081081" calcext:value-type="float">
            <text:p>75.1081081081081</text:p>
          </table:table-cell>
        </table:table-row>
        <table:table-row table:style-name="ro3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7358" calcext:value-type="float">
            <text:p>7358</text:p>
          </table:table-cell>
          <table:table-cell table:style-name="ce3" office:value-type="float" office:value="131" calcext:value-type="float">
            <text:p>131</text:p>
          </table:table-cell>
          <table:table-cell table:formula="of:=SUM([.E17]/[.F17])" office:value-type="float" office:value="56.1679389312977" calcext:value-type="float">
            <text:p>56.1679389312977</text:p>
          </table:table-cell>
        </table:table-row>
        <table:table-row table:style-name="ro3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8740" calcext:value-type="float">
            <text:p>8740</text:p>
          </table:table-cell>
          <table:table-cell table:style-name="ce3" office:value-type="float" office:value="158" calcext:value-type="float">
            <text:p>158</text:p>
          </table:table-cell>
          <table:table-cell table:formula="of:=SUM([.E18]/[.F18])" office:value-type="float" office:value="55.3164556962025" calcext:value-type="float">
            <text:p>55.3164556962025</text:p>
          </table:table-cell>
        </table:table-row>
        <table:table-row table:style-name="ro3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4829" calcext:value-type="float">
            <text:p>4829</text:p>
          </table:table-cell>
          <table:table-cell table:style-name="ce3" office:value-type="float" office:value="22" calcext:value-type="float">
            <text:p>22</text:p>
          </table:table-cell>
          <table:table-cell table:formula="of:=SUM([.E19]/[.F19])" office:value-type="float" office:value="219.5" calcext:value-type="float">
            <text:p>219.5</text:p>
          </table:table-cell>
        </table:table-row>
        <table:table-row table:style-name="ro3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7760" calcext:value-type="float">
            <text:p>7760</text:p>
          </table:table-cell>
          <table:table-cell table:style-name="ce3" office:value-type="float" office:value="134" calcext:value-type="float">
            <text:p>134</text:p>
          </table:table-cell>
          <table:table-cell table:formula="of:=SUM([.E20]/[.F20])" office:value-type="float" office:value="57.910447761194" calcext:value-type="float">
            <text:p>57.910447761194</text:p>
          </table:table-cell>
        </table:table-row>
        <table:table-row table:style-name="ro3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6719" calcext:value-type="float">
            <text:p>6719</text:p>
          </table:table-cell>
          <table:table-cell table:style-name="ce3" office:value-type="float" office:value="88" calcext:value-type="float">
            <text:p>88</text:p>
          </table:table-cell>
          <table:table-cell table:formula="of:=SUM([.E21]/[.F21])" office:value-type="float" office:value="76.3522727272727" calcext:value-type="float">
            <text:p>76.3522727272727</text:p>
          </table:table-cell>
        </table:table-row>
        <table:table-row table:style-name="ro3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9204" calcext:value-type="float">
            <text:p>9204</text:p>
          </table:table-cell>
          <table:table-cell table:style-name="ce3" office:value-type="float" office:value="57" calcext:value-type="float">
            <text:p>57</text:p>
          </table:table-cell>
          <table:table-cell table:formula="of:=SUM([.E22]/[.F22])" office:value-type="float" office:value="161.473684210526" calcext:value-type="float">
            <text:p>161.473684210526</text:p>
          </table:table-cell>
        </table:table-row>
        <table:table-row table:style-name="ro3"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9401" calcext:value-type="float">
            <text:p>9401</text:p>
          </table:table-cell>
          <table:table-cell table:style-name="ce3" office:value-type="float" office:value="124" calcext:value-type="float">
            <text:p>124</text:p>
          </table:table-cell>
          <table:table-cell table:formula="of:=SUM([.E23]/[.F23])" office:value-type="float" office:value="75.8145161290323" calcext:value-type="float">
            <text:p>75.8145161290323</text:p>
          </table:table-cell>
        </table:table-row>
        <table:table-row table:style-name="ro3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0353" calcext:value-type="float">
            <text:p>10353</text:p>
          </table:table-cell>
          <table:table-cell table:style-name="ce3" office:value-type="float" office:value="142" calcext:value-type="float">
            <text:p>142</text:p>
          </table:table-cell>
          <table:table-cell table:formula="of:=SUM([.E24]/[.F24])" office:value-type="float" office:value="72.9084507042254" calcext:value-type="float">
            <text:p>72.9084507042254</text:p>
          </table:table-cell>
        </table:table-row>
        <table:table-row table:style-name="ro3"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0679" calcext:value-type="float">
            <text:p>10679</text:p>
          </table:table-cell>
          <table:table-cell table:style-name="ce3" office:value-type="float" office:value="160" calcext:value-type="float">
            <text:p>160</text:p>
          </table:table-cell>
          <table:table-cell table:formula="of:=SUM([.E25]/[.F25])" office:value-type="float" office:value="66.74375" calcext:value-type="float">
            <text:p>66.74375</text:p>
          </table:table-cell>
        </table:table-row>
        <table:table-row table:style-name="ro3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7045" calcext:value-type="float">
            <text:p>7045</text:p>
          </table:table-cell>
          <table:table-cell table:style-name="ce3" office:value-type="float" office:value="146" calcext:value-type="float">
            <text:p>146</text:p>
          </table:table-cell>
          <table:table-cell table:formula="of:=SUM([.E26]/[.F26])" office:value-type="float" office:value="48.2534246575342" calcext:value-type="float">
            <text:p>48.2534246575342</text:p>
          </table:table-cell>
        </table:table-row>
        <table:table-row table:style-name="ro3"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3386" calcext:value-type="float">
            <text:p>3386</text:p>
          </table:table-cell>
          <table:table-cell table:style-name="ce3" office:value-type="float" office:value="104" calcext:value-type="float">
            <text:p>104</text:p>
          </table:table-cell>
          <table:table-cell table:formula="of:=SUM([.E27]/[.F27])" office:value-type="float" office:value="32.5576923076923" calcext:value-type="float">
            <text:p>32.5576923076923</text:p>
          </table:table-cell>
        </table:table-row>
        <table:table-row table:style-name="ro3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8409" calcext:value-type="float">
            <text:p>8409</text:p>
          </table:table-cell>
          <table:table-cell table:style-name="ce3" office:value-type="float" office:value="99" calcext:value-type="float">
            <text:p>99</text:p>
          </table:table-cell>
          <table:table-cell table:formula="of:=SUM([.E28]/[.F28])" office:value-type="float" office:value="84.9393939393939" calcext:value-type="float">
            <text:p>84.9393939393939</text:p>
          </table:table-cell>
        </table:table-row>
        <table:table-row table:style-name="ro3"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9260" calcext:value-type="float">
            <text:p>9260</text:p>
          </table:table-cell>
          <table:table-cell table:style-name="ce3" office:value-type="float" office:value="88" calcext:value-type="float">
            <text:p>88</text:p>
          </table:table-cell>
          <table:table-cell table:formula="of:=SUM([.E29]/[.F29])" office:value-type="float" office:value="105.227272727273" calcext:value-type="float">
            <text:p>105.227272727273</text:p>
          </table:table-cell>
        </table:table-row>
        <table:table-row table:style-name="ro3"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4201" calcext:value-type="float">
            <text:p>4201</text:p>
          </table:table-cell>
          <table:table-cell table:style-name="ce3" office:value-type="float" office:value="54" calcext:value-type="float">
            <text:p>54</text:p>
          </table:table-cell>
          <table:table-cell table:formula="of:=SUM([.E30]/[.F30])" office:value-type="float" office:value="77.7962962962963" calcext:value-type="float">
            <text:p>77.7962962962963</text:p>
          </table:table-cell>
        </table:table-row>
        <table:table-row table:style-name="ro3"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6581" calcext:value-type="float">
            <text:p>6581</text:p>
          </table:table-cell>
          <table:table-cell table:style-name="ce3" office:value-type="float" office:value="129" calcext:value-type="float">
            <text:p>129</text:p>
          </table:table-cell>
          <table:table-cell table:formula="of:=SUM([.E31]/[.F31])" office:value-type="float" office:value="51.015503875969" calcext:value-type="float">
            <text:p>51.015503875969</text:p>
          </table:table-cell>
        </table:table-row>
        <table:table-row table:style-name="ro3"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5015" calcext:value-type="float">
            <text:p>5015</text:p>
          </table:table-cell>
          <table:table-cell table:style-name="ce3" office:value-type="float" office:value="130" calcext:value-type="float">
            <text:p>130</text:p>
          </table:table-cell>
          <table:table-cell table:formula="of:=SUM([.E32]/[.F32])" office:value-type="float" office:value="38.5769230769231" calcext:value-type="float">
            <text:p>38.5769230769231</text:p>
          </table:table-cell>
        </table:table-row>
        <table:table-row table:style-name="ro3"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5311" calcext:value-type="float">
            <text:p>5311</text:p>
          </table:table-cell>
          <table:table-cell table:style-name="ce3" office:value-type="float" office:value="146" calcext:value-type="float">
            <text:p>146</text:p>
          </table:table-cell>
          <table:table-cell table:formula="of:=SUM([.E33]/[.F33])" office:value-type="float" office:value="36.3767123287671" calcext:value-type="float">
            <text:p>36.3767123287671</text:p>
          </table:table-cell>
        </table:table-row>
        <table:table-row table:style-name="ro3"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9136" calcext:value-type="float">
            <text:p>9136</text:p>
          </table:table-cell>
          <table:table-cell table:style-name="ce8" office:value-type="float" office:value="151" calcext:value-type="float">
            <text:p>151</text:p>
          </table:table-cell>
          <table:table-cell table:formula="of:=SUM([.E34]/[.F34])" office:value-type="float" office:value="60.5033112582782" calcext:value-type="float">
            <text:p>60.5033112582782</text:p>
          </table:table-cell>
        </table:table-row>
        <table:table-row table:style-name="ro3"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3322" calcext:value-type="float">
            <text:p>3322</text:p>
          </table:table-cell>
          <table:table-cell table:style-name="ce8" office:value-type="float" office:value="86" calcext:value-type="float">
            <text:p>86</text:p>
          </table:table-cell>
          <table:table-cell table:formula="of:=SUM([.E35]/[.F35])" office:value-type="float" office:value="38.6279069767442" calcext:value-type="float">
            <text:p>38.6279069767442</text:p>
          </table:table-cell>
        </table:table-row>
        <table:table-row table:style-name="ro3"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9754" calcext:value-type="float">
            <text:p>9754</text:p>
          </table:table-cell>
          <table:table-cell table:style-name="ce8" office:value-type="float" office:value="158" calcext:value-type="float">
            <text:p>158</text:p>
          </table:table-cell>
          <table:table-cell table:formula="of:=SUM([.E36]/[.F36])" office:value-type="float" office:value="61.7341772151899" calcext:value-type="float">
            <text:p>61.7341772151899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37]/[.F3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38]/[.F38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39]/[.F3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0]/[.F40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1]/[.F41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2]/[.F42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3]/[.F43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4]/[.F44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5]/[.F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6]/[.F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7]/[.F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8]/[.F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9]/[.F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0]/[.F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1]/[.F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2]/[.F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3]/[.F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4]/[.F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5]/[.F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6]/[.F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7]/[.F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8]/[.F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9]/[.F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0]/[.F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1]/[.F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2]/[.F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3]/[.F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4]/[.F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5]/[.F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6]/[.F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7]/[.F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8]/[.F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9]/[.F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0]/[.F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1]/[.F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2]/[.F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3]/[.F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4]/[.F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5]/[.F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6]/[.F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7]/[.F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8]/[.F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9]/[.F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0]/[.F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1]/[.F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2]/[.F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3]/[.F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4]/[.F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5]/[.F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6]/[.F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7]/[.F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8]/[.F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9]/[.F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0]/[.F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1]/[.F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2]/[.F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3]/[.F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4]/[.F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5]/[.F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6]/[.F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7]/[.F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8]/[.F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9]/[.F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100]/[.F100])" office:value-type="string" office:string-value="" calcext:value-type="error">
            <text:p>#DIV/0!</text:p>
          </table:table-cell>
        </table:table-row>
        <calcext:conditional-formats>
          <calcext:conditional-format calcext:target-range-address="Sheet1.D7:Sheet1.D100">
            <calcext:color-scale>
              <calcext:color-scale-entry calcext:value="0" calcext:type="minimum" calcext:color="#f10d0c"/>
              <calcext:color-scale-entry calcext:value="0" calcext:type="maximum" calcext:color="#5eb91e"/>
            </calcext:color-scale>
          </calcext:conditional-format>
          <calcext:conditional-format calcext:target-range-address="Sheet1.D7:Sheet1.D100">
            <calcext:condition calcext:apply-style-name="TRUE" calcext:value="=1" calcext:base-cell-address="Sheet1.D7"/>
            <calcext:condition calcext:apply-style-name="FALSE" calcext:value="=0" calcext:base-cell-address="Sheet1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RUE" style:family="table-cell" style:parent-style-name="Default">
      <style:table-cell-properties fo:background-color="#3faf46" style:diagonal-bl-tr="none" style:diagonal-tl-br="none"/>
    </style:style>
    <style:style style:name="FALSE" style:family="table-cell" style:parent-style-name="Default">
      <style:table-cell-properties fo:background-color="#c9211e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21:34:34.960573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7T17:07:52.183339270</meta:creation-date>
    <dc:date>2020-05-17T22:47:38.371736066</dc:date>
    <meta:editing-duration>PT15M2S</meta:editing-duration>
    <meta:editing-cycles>4</meta:editing-cycles>
    <meta:generator>LibreOffice/6.3.5.2$Linux_X86_64 LibreOffice_project/30$Build-2</meta:generator>
    <meta:document-statistic meta:table-count="1" meta:cell-count="252" meta:object-count="0"/>
  </office:meta>
</office:document-meta>
</file>